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797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797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797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797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797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797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797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797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797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797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797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797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797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797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797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797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797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Harol Abraham Yaguare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7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617213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ger Josè Yaguare Navar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30781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6.65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7" meta:non-whitespace-character-count="999"/>
    <meta:template xlink:type="simple" xlink:actuate="onRequest" xlink:title="Normal" xlink:href=""/>
  </office:meta>
</office:document-meta>
</file>